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40b7" officeooo:paragraph-rsid="000040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hme: </text:p>
      <text:p text:style-name="P1">- fonction coups : bouge le pion peu importe son typye</text:p>
      <text:p text:style-name="P1">- fonction type : pour chaque pion définit ses coups légaux</text:p>
      <text:p text:style-name="P1">- fonction vérifiant : case vide ? Case occupé ? Roi pas en échec</text:p>
      <text:p text:style-name="P1"/>
      <text:p text:style-name="P1">Programme principal :</text:p>
      <text:p text:style-name="P1">vérifie quel type de pion c’est, selon type de pion exécute fonction coup si correspond à déplacement type + case vide + roi pas en échec</text:p>
      <text:p text:style-name="P1">si tout vrai, déplacement</text:p>
      <text:p text:style-name="P1"><text:tab/>si case était occupé par adverse = supp dans dico pion adverse</text:p>
      <text:p text:style-name="P1"><text:tab/>sinon tour suivant</text:p>
      <text:p text:style-name="P1">Affiche : actualiser et montrer les pos de toutes les pièc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4T12:48:08.571000000</meta:creation-date>
    <dc:date>2020-11-24T14:07:15.675000000</dc:date>
    <meta:editing-duration>PT1H8M57S</meta:editing-duration>
    <meta:editing-cycles>1</meta:editing-cycles>
    <meta:document-statistic meta:table-count="0" meta:image-count="0" meta:object-count="0" meta:page-count="1" meta:paragraph-count="10" meta:word-count="96" meta:character-count="515" meta:non-whitespace-character-count="426"/>
    <meta:generator>LibreOffice/7.0.3.1$Windows_X86_64 LibreOffice_project/d7547858d014d4cf69878db179d326fc3483e082</meta:generator>
  </office:meta>
</office:document-meta>
</file>